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Instruction for special distributive installation for AltLinux">
        <text:h text:outline-level="1" text:style-name="HeadingArticle">RunaWFE. Instruction for special distributive installation for AltLinux</text:h>
        <text:p text:style-name="TextBody"><text:span text:style-name="Bold">Runa WFE 3.0. WF-system AltLinux special edition</text:span></text:p>
        <text:p text:style-name="TextBody">© 2004-2012, ZAO Runa, this document is available under GNU FDL license. RUNA WFE is an open source system distributed under a LGPL license (<text:a xlink:href="http://www.gnu.org/licenses/lgpl.html%29"> <text:a xlink:href="http://www.gnu.org/licenses/lgpl.html">http://www.gnu.org/licenses/lgpl.html</text:a></text:a>). </text:p>
        <text:p text:style-name="TextBody">There are two disks in the distributive: </text:p>
        <text:list text:style-name="unorderedlist">
          <text:list-item>
            <text:p text:style-name="TextBody"> Installation disk for a client side (Client distributive) </text:p>
          </text:list-item>
          <text:list-item>
            <text:p text:style-name="TextBody"> Installation disk for a server side (Server distributive) </text:p>
          </text:list-item>
        </text:list>
        <text:p text:style-name="TextBody">You can install the following components with the help of the client distributive: </text:p>
        <text:list text:style-name="unorderedlist">
          <text:list-item>
            <text:p text:style-name="TextBody"> client - opens a browser with RunaWFE client interface page </text:p>
          </text:list-item>
          <text:list-item>
            <text:p text:style-name="TextBody"> task notifier </text:p>
          </text:list-item>
          <text:list-item>
            <text:p text:style-name="TextBody"> graphical processes designer </text:p>
          </text:list-item>
          <text:list-item>
            <text:p text:style-name="TextBody"> documentation </text:p>
          </text:list-item>
          <text:list-item>
            <text:p text:style-name="TextBody"> business processes simulator (A component installed on the client computer in order to enable testing of developed business processes) </text:p>
          </text:list-item>
        </text:list>
        <text:p text:style-name="TextBody">After the components are installed it's possible to access them via system menu menu/office/RunaWFE or via shortcuts icons on the desktop. </text:p>
        <text:p text:style-name="TextBody">You can install the following components with the help of the server distributive: </text:p>
        <text:list text:style-name="unorderedlist">
          <text:list-item>
            <text:p text:style-name="TextBody"> RunaWFE server </text:p>
          </text:list-item>
          <text:list-item>
            <text:p text:style-name="TextBody"> Bot station </text:p>
          </text:list-item>
        </text:list>
        <text:p text:style-name="TextBody">A special edition of RunaWFE system distributive is issued under the name <text:span text:style-name="Bold">AltLinux Workflow</text:span>. This distributive includes the AltLinux Desktop 4.0 OS and the enterprise business process management system RunaWFE 2.2</text:p>
        <text:section text:style-name="Sect1" text:name="How to install">
          <text:h text:outline-level="2" text:style-name="Heading1">How to install</text:h>
          <text:p text:style-name="TextBody">1. Choose a distributive that you want to install (client or server) </text:p>
          <text:p text:style-name="TextBody">2. Follow the instructions for the distributive installation </text:p>
          <text:p text:style-name="TextBody">In order to install RunaWFE on the already installed ALT Linux 4.0 OS it's necessary to do the following (with the help of command line or GUI (for instance Synaptic)): </text:p>
          <text:p text:style-name="TextBody">1. Add the installation disk for the chosen part of RunaWFE (client or server) to the package manager . </text:p>
          <text:p text:style-name="TextBody">2. Install the necessary packages (by choice): </text:p>
          <text:p text:style-name="TextBody">a. For the client side: </text:p>
          <text:list text:style-name="unorderedlist">
            <text:list-item>
              <text:p text:style-name="TextBody"> runawfe-client - to access RunaWFE system via web browser interface. </text:p>
            </text:list-item>
            <text:list-item>
              <text:p text:style-name="TextBody"> runawfe-notifier - to access RunaWFE system from the OS GUI via task notifier. </text:p>
            </text:list-item>
            <text:list-item>
              <text:p text:style-name="TextBody"> runawfe-gpd - to create and edit business processes. </text:p>
            </text:list-item>
            <text:list-item>
              <text:p text:style-name="TextBody"> runawfe-simulation - to test business processes locally. </text:p>
            </text:list-item>
          </text:list>
          <text:p text:style-name="TextBody">b. For the server side: </text:p>
          <text:list text:style-name="unorderedlist">
            <text:list-item>
              <text:p text:style-name="TextBody"> runawfe-server - RunaWFE server; </text:p>
            </text:list-item>
            <text:list-item>
              <text:p text:style-name="TextBody"> runawfe-botstation - RunaWFE botstation. </text:p>
            </text:list-item>
          </text:list>
          <text:p text:style-name="TextBody">While installing the chosen packages the package manager would install all the required libraries (dependencies). </text:p>
          <text:p text:style-name="TextBody">Notice. It is not recommended to add both installation disks to the package manager and try to install both, server and client, on the same computer. </text:p>
          <text:p text:style-name="TextBody">In order to run business processes on the computer where they are developed it is recommended to install runawfe-simulation package. </text:p>
          <text:p text:style-name="TextBody">Before running a client or a task notifier it's necessary to set the RunaWFE server that they will connect to. There are specialized menu items and icons to do it. By a mouse click on the icon you can open configuration file and edit it. You should replace main_wfe_server with the server address (where the runawfe-server is installed).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